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 mov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t</text:p>
          </table:table-cell>
          <table:table-cell table:style-name="ce2" office:value-type="float" office:value="0.00001" calcext:value-type="float">
            <text:p>1.00E-005</text:p>
          </table:table-cell>
          <table:table-cell office:value-type="string" calcext:value-type="string">
            <text:p>sec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4" office:value-type="float" office:value="0.0001" calcext:value-type="float">
            <text:p>1.00E-004</text:p>
          </table:table-cell>
          <table:table-cell table:style-name="ce4" office:value-type="float" office:value="0.0002" calcext:value-type="float">
            <text:p>2.00E-004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ectrons</text:p>
          </table:table-cell>
          <table:table-cell table:number-columns-repeated="4"/>
          <table:table-cell table:style-name="ce1" office:value-type="string" calcext:value-type="string">
            <text:p>Proton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qom</text:p>
          </table:table-cell>
          <table:table-cell table:formula="of:=q_e/m_e" office:value-type="float" office:value="175882014896.038" calcext:value-type="float">
            <text:p>175882014896.038</text:p>
          </table:table-cell>
          <table:table-cell table:number-columns-repeated="3"/>
          <table:table-cell office:value-type="string" calcext:value-type="string">
            <text:p>qom</text:p>
          </table:table-cell>
          <table:table-cell table:formula="of:=q_e/m_p" office:value-type="float" office:value="95788339.1891097" calcext:value-type="float">
            <text:p>95788339.189109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x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office:value-type="string" calcext:value-type="string">
            <text:p>x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3" office:value-type="float" office:value="0.00002" calcext:value-type="float">
            <text:p>0.00002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/>
          <table:table-cell office:value-type="string" calcext:value-type="string">
            <text:p>u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nd of step:</text:p>
          </table:table-cell>
          <table:table-cell table:style-name="ce3" table:number-columns-repeated="3"/>
          <table:table-cell table:number-columns-repeated="2"/>
          <table:table-cell table:style-name="ce3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]-[.$C$6]*[.$B$1]*[.$B$3]" office:value-type="float" office:value="2824.11798510396" calcext:value-type="float">
            <text:p>2824.117985104</text:p>
          </table:table-cell>
          <table:table-cell table:formula="of:=[.C10]-[.$C$6]*[.$B$1]*[.C3]" office:value-type="float" office:value="1648.23597020792" calcext:value-type="float">
            <text:p>1648.2359702079</text:p>
          </table:table-cell>
          <table:table-cell table:formula="of:=[.D10]-[.$C$6]*[.$B$1]*[.D3]" office:value-type="float" office:value="472.353955311887" calcext:value-type="float">
            <text:p>472.3539553119</text:p>
          </table:table-cell>
          <table:table-cell/>
          <table:table-cell office:value-type="string" calcext:value-type="string">
            <text:p>u1</text:p>
          </table:table-cell>
          <table:table-cell table:formula="of:=[.G10]+[.$H$6]*[.$B$1]*[.B3]" office:value-type="float" office:value="0.39578833918911" calcext:value-type="float">
            <text:p>0.3957883392</text:p>
          </table:table-cell>
          <table:table-cell table:formula="of:=[.H10]+[.$H$6]*[.$B$1]*[.C3]" office:value-type="float" office:value="0.39157667837822" calcext:value-type="float">
            <text:p>0.3915766784</text:p>
          </table:table-cell>
          <table:table-cell table:formula="of:=[.I10]+[.$H$6]*[.$B$1]*[.D3]" office:value-type="float" office:value="0.387365017567329" calcext:value-type="float">
            <text:p>0.3873650176</text:p>
          </table:table-cell>
        </table:table-row>
        <table:table-row table:style-name="ro1">
          <table:table-cell/>
          <table:table-cell table:formula="of:=[.B9]+[.B12]*[.$B$1]" office:value-type="float" office:value="0.0282411798510396" calcext:value-type="float">
            <text:p>0.0282411799</text:p>
          </table:table-cell>
          <table:table-cell table:formula="of:=[.C9]+[.C12]*[.$B$1]" office:value-type="float" office:value="0.0264823597020792" calcext:value-type="float">
            <text:p>0.0264823597</text:p>
          </table:table-cell>
          <table:table-cell table:formula="of:=[.D9]+[.D12]*[.$B$1]" office:value-type="float" office:value="0.0247235395531189" calcext:value-type="float">
            <text:p>0.0247235396</text:p>
          </table:table-cell>
          <table:table-cell/>
          <table:table-cell office:value-type="string" calcext:value-type="string">
            <text:p>x1</text:p>
          </table:table-cell>
          <table:table-cell table:formula="of:=[.G9]+[.G12]*[.$B$1]" office:value-type="float" office:value="0.0000039578833918911" calcext:value-type="float">
            <text:p>3.9578833918911E-006</text:p>
          </table:table-cell>
          <table:table-cell table:formula="of:=[.H9]+[.H12]*[.$B$1]" office:value-type="float" office:value="0.0000139157667837822" calcext:value-type="float">
            <text:p>1.39157667837822E-005</text:p>
          </table:table-cell>
          <table:table-cell table:formula="of:=[.I9]+[.I12]*[.$B$1]" office:value-type="float" office:value="0.0000238736501756733" calcext:value-type="float">
            <text:p>2.38736501756733E-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-[.$C$6]*[.$B$1]*[.$B$3]" office:value-type="float" office:value="2648.23597020792" calcext:value-type="float">
            <text:p>2648.2359702079</text:p>
          </table:table-cell>
          <table:table-cell table:formula="of:=[.C12]-[.$C$6]*[.$B$1]*[.C$3]" office:value-type="float" office:value="1296.47194041585" calcext:value-type="float">
            <text:p>1296.4719404159</text:p>
          </table:table-cell>
          <table:table-cell table:formula="of:=[.D12]-[.$C$6]*[.$B$1]*[.D$3]" office:value-type="float" office:value="-55.2920893762262" calcext:value-type="float">
            <text:p>-55.2920893762</text:p>
          </table:table-cell>
          <table:table-cell table:number-columns-repeated="2"/>
          <table:table-cell table:formula="of:=[.G12]+[.$H$6]*[.$B$1]*[.$B$3]" office:value-type="float" office:value="0.491576678378219" calcext:value-type="float">
            <text:p>0.4915766784</text:p>
          </table:table-cell>
          <table:table-cell table:formula="of:=[.H12]+[.$H$6]*[.$B$1]*[.$C$3]" office:value-type="float" office:value="0.583153356756439" calcext:value-type="float">
            <text:p>0.5831533568</text:p>
          </table:table-cell>
          <table:table-cell table:formula="of:=[.I12]+[.$H$6]*[.$B$1]*[.$D$3]" office:value-type="float" office:value="0.674730035134658" calcext:value-type="float">
            <text:p>0.6747300351</text:p>
          </table:table-cell>
        </table:table-row>
        <table:table-row table:style-name="ro1">
          <table:table-cell/>
          <table:table-cell table:formula="of:=[.B13]+[.B15]*[.$B$1]" office:value-type="float" office:value="0.0547235395531189" calcext:value-type="float">
            <text:p>0.0547235396</text:p>
          </table:table-cell>
          <table:table-cell table:formula="of:=[.C13]+[.C15]*[.$B$1]" office:value-type="float" office:value="0.0394470791062377" calcext:value-type="float">
            <text:p>0.0394470791</text:p>
          </table:table-cell>
          <table:table-cell table:formula="of:=[.D13]+[.D15]*[.$B$1]" office:value-type="float" office:value="0.0241706186593566" calcext:value-type="float">
            <text:p>0.0241706187</text:p>
          </table:table-cell>
          <table:table-cell table:number-columns-repeated="2"/>
          <table:table-cell table:formula="of:=[.G13]+[.G15]*[.$B$1]" office:value-type="float" office:value="0.00000887365017567329" calcext:value-type="float">
            <text:p>8.87365017567329E-006</text:p>
          </table:table-cell>
          <table:table-cell table:formula="of:=[.H13]+[.H15]*[.$B$1]" office:value-type="float" office:value="0.0000197473003513466" calcext:value-type="float">
            <text:p>1.97473003513466E-005</text:p>
          </table:table-cell>
          <table:table-cell table:formula="of:=[.I13]+[.I15]*[.$B$1]" office:value-type="float" office:value="0.0000306209505270199" calcext:value-type="float">
            <text:p>0.0000306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]-[.$C$6]*[.$B$1]*[.$B$3]" office:value-type="float" office:value="2472.35395531189" calcext:value-type="float">
            <text:p>2472.3539553119</text:p>
          </table:table-cell>
          <table:table-cell table:formula="of:=[.C15]-[.$C$6]*[.$B$1]*[.C$3]" office:value-type="float" office:value="944.707910623774" calcext:value-type="float">
            <text:p>944.7079106238</text:p>
          </table:table-cell>
          <table:table-cell table:formula="of:=[.D15]-[.$C$6]*[.$B$1]*[.D$3]" office:value-type="float" office:value="-582.938134064339" calcext:value-type="float">
            <text:p>-582.9381340643</text:p>
          </table:table-cell>
          <table:table-cell table:number-columns-repeated="2"/>
          <table:table-cell table:formula="of:=[.G15]+[.$H$6]*[.$B$1]*[.$B$3]" office:value-type="float" office:value="0.587365017567329" calcext:value-type="float">
            <text:p>0.5873650176</text:p>
          </table:table-cell>
          <table:table-cell table:formula="of:=[.H15]+[.$H$6]*[.$B$1]*[.$C$3]" office:value-type="float" office:value="0.774730035134658" calcext:value-type="float">
            <text:p>0.7747300351</text:p>
          </table:table-cell>
          <table:table-cell table:formula="of:=[.I15]+[.$H$6]*[.$B$1]*[.$D$3]" office:value-type="float" office:value="0.962095052701988" calcext:value-type="float">
            <text:p>0.9620950527</text:p>
          </table:table-cell>
        </table:table-row>
        <table:table-row table:style-name="ro1">
          <table:table-cell/>
          <table:table-cell table:formula="of:=[.B16]+[.B18]*[.$B$1]" office:value-type="float" office:value="0.0794470791062377" calcext:value-type="float">
            <text:p>0.0794470791</text:p>
          </table:table-cell>
          <table:table-cell table:formula="of:=[.C16]+[.C18]*[.$B$1]" office:value-type="float" office:value="0.0488941582124755" calcext:value-type="float">
            <text:p>0.0488941582</text:p>
          </table:table-cell>
          <table:table-cell table:formula="of:=[.D16]+[.D18]*[.$B$1]" office:value-type="float" office:value="0.0183412373187132" calcext:value-type="float">
            <text:p>0.0183412373</text:p>
          </table:table-cell>
          <table:table-cell table:number-columns-repeated="2"/>
          <table:table-cell table:formula="of:=[.G16]+[.G18]*[.$B$1]" office:value-type="float" office:value="0.0000147473003513466" calcext:value-type="float">
            <text:p>1.47473003513466E-005</text:p>
          </table:table-cell>
          <table:table-cell table:formula="of:=[.H16]+[.H18]*[.$B$1]" office:value-type="float" office:value="0.0000274946007026932" calcext:value-type="float">
            <text:p>2.74946007026932E-005</text:p>
          </table:table-cell>
          <table:table-cell table:formula="of:=[.I16]+[.I18]*[.$B$1]" office:value-type="float" office:value="0.0000402419010540398" calcext:value-type="float">
            <text:p>4.02419010540398E-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8]-[.$C$6]*[.$B$1]*[.$B$3]" office:value-type="float" office:value="2296.47194041585" calcext:value-type="float">
            <text:p>2296.4719404159</text:p>
          </table:table-cell>
          <table:table-cell table:formula="of:=[.C18]-[.$C$6]*[.$B$1]*[.C$3]" office:value-type="float" office:value="592.943880831699" calcext:value-type="float">
            <text:p>592.9438808317</text:p>
          </table:table-cell>
          <table:table-cell table:formula="of:=[.D18]-[.$C$6]*[.$B$1]*[.D$3]" office:value-type="float" office:value="-1110.58417875245" calcext:value-type="float">
            <text:p>-1110.5841787525</text:p>
          </table:table-cell>
          <table:table-cell table:number-columns-repeated="2"/>
          <table:table-cell table:formula="of:=[.G18]+[.$H$6]*[.$B$1]*[.$B$3]" office:value-type="float" office:value="0.683153356756439" calcext:value-type="float">
            <text:p>0.6831533568</text:p>
          </table:table-cell>
          <table:table-cell table:formula="of:=[.H18]+[.$H$6]*[.$B$1]*[.$C$3]" office:value-type="float" office:value="0.966306713512878" calcext:value-type="float">
            <text:p>0.9663067135</text:p>
          </table:table-cell>
          <table:table-cell table:formula="of:=[.I18]+[.$H$6]*[.$B$1]*[.$D$3]" office:value-type="float" office:value="1.24946007026932" calcext:value-type="float">
            <text:p>1.2494600703</text:p>
          </table:table-cell>
        </table:table-row>
        <table:table-row table:style-name="ro1">
          <table:table-cell/>
          <table:table-cell table:formula="of:=[.B19]+[.B21]*[.$B$1]" office:value-type="float" office:value="0.102411798510396" calcext:value-type="float">
            <text:p>0.1024117985</text:p>
          </table:table-cell>
          <table:table-cell table:formula="of:=[.C19]+[.C21]*[.$B$1]" office:value-type="float" office:value="0.0548235970207925" calcext:value-type="float">
            <text:p>0.054823597</text:p>
          </table:table-cell>
          <table:table-cell table:formula="of:=[.D19]+[.D21]*[.$B$1]" office:value-type="float" office:value="0.00723539553118869" calcext:value-type="float">
            <text:p>0.0072353955</text:p>
          </table:table-cell>
          <table:table-cell table:number-columns-repeated="2"/>
          <table:table-cell table:formula="of:=[.G19]+[.G21]*[.$B$1]" office:value-type="float" office:value="0.000021578833918911" calcext:value-type="float">
            <text:p>2.1578833918911E-005</text:p>
          </table:table-cell>
          <table:table-cell table:formula="of:=[.H19]+[.H21]*[.$B$1]" office:value-type="float" office:value="0.0000371576678378219" calcext:value-type="float">
            <text:p>3.71576678378219E-005</text:p>
          </table:table-cell>
          <table:table-cell table:formula="of:=[.I19]+[.I21]*[.$B$1]" office:value-type="float" office:value="0.0000527365017567329" calcext:value-type="float">
            <text:p>5.27365017567329E-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1]-[.$C$6]*[.$B$1]*[.$B$3]" office:value-type="float" office:value="2120.58992551981" calcext:value-type="float">
            <text:p>2120.5899255198</text:p>
          </table:table-cell>
          <table:table-cell table:formula="of:=[.C21]-[.$C$6]*[.$B$1]*[.C$3]" office:value-type="float" office:value="241.179851039623" calcext:value-type="float">
            <text:p>241.1798510396</text:p>
          </table:table-cell>
          <table:table-cell table:formula="of:=[.D21]-[.$C$6]*[.$B$1]*[.D$3]" office:value-type="float" office:value="-1638.23022344057" calcext:value-type="float">
            <text:p>-1638.2302234406</text:p>
          </table:table-cell>
          <table:table-cell table:number-columns-repeated="2"/>
          <table:table-cell table:formula="of:=[.G21]+[.$H$6]*[.$B$1]*[.$B$3]" office:value-type="float" office:value="0.778941695945549" calcext:value-type="float">
            <text:p>0.7789416959</text:p>
          </table:table-cell>
          <table:table-cell table:formula="of:=[.H21]+[.$H$6]*[.$B$1]*[.$C$3]" office:value-type="float" office:value="1.1578833918911" calcext:value-type="float">
            <text:p>1.1578833919</text:p>
          </table:table-cell>
          <table:table-cell table:formula="of:=[.I21]+[.$H$6]*[.$B$1]*[.$D$3]" office:value-type="float" office:value="1.53682508783665" calcext:value-type="float">
            <text:p>1.5368250878</text:p>
          </table:table-cell>
        </table:table-row>
        <table:table-row table:style-name="ro1">
          <table:table-cell/>
          <table:table-cell table:formula="of:=[.B22]+[.B24]*[.$B$1]" office:value-type="float" office:value="0.123617697765594" calcext:value-type="float">
            <text:p>0.1236176978</text:p>
          </table:table-cell>
          <table:table-cell table:formula="of:=[.C22]+[.C24]*[.$B$1]" office:value-type="float" office:value="0.0572353955311887" calcext:value-type="float">
            <text:p>0.0572353955</text:p>
          </table:table-cell>
          <table:table-cell table:formula="of:=[.D22]+[.D24]*[.$B$1]" office:value-type="float" office:value="-0.00914690670321697" calcext:value-type="float">
            <text:p>-0.0091469067</text:p>
          </table:table-cell>
          <table:table-cell table:number-columns-repeated="2"/>
          <table:table-cell table:formula="of:=[.G22]+[.G24]*[.$B$1]" office:value-type="float" office:value="0.0000293682508783665" calcext:value-type="float">
            <text:p>2.93682508783665E-005</text:p>
          </table:table-cell>
          <table:table-cell table:formula="of:=[.H22]+[.H24]*[.$B$1]" office:value-type="float" office:value="0.0000487365017567329" calcext:value-type="float">
            <text:p>4.87365017567329E-005</text:p>
          </table:table-cell>
          <table:table-cell table:formula="of:=[.I22]+[.I24]*[.$B$1]" office:value-type="float" office:value="0.0000681047526350994" calcext:value-type="float">
            <text:p>6.81047526350994E-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4]-[.$C$6]*[.$B$1]*[.$B$3]" office:value-type="float" office:value="1944.70791062377" calcext:value-type="float">
            <text:p>1944.7079106238</text:p>
          </table:table-cell>
          <table:table-cell table:formula="of:=[.C24]-[.$C$6]*[.$B$1]*[.C$3]" office:value-type="float" office:value="-110.584178752452" calcext:value-type="float">
            <text:p>-110.5841787525</text:p>
          </table:table-cell>
          <table:table-cell table:formula="of:=[.D24]-[.$C$6]*[.$B$1]*[.D$3]" office:value-type="float" office:value="-2165.87626812868" calcext:value-type="float">
            <text:p>-2165.8762681287</text:p>
          </table:table-cell>
          <table:table-cell table:number-columns-repeated="2"/>
          <table:table-cell table:formula="of:=[.G24]+[.$H$6]*[.$B$1]*[.$B$3]" office:value-type="float" office:value="0.874730035134659" calcext:value-type="float">
            <text:p>0.8747300351</text:p>
          </table:table-cell>
          <table:table-cell table:formula="of:=[.H24]+[.$H$6]*[.$B$1]*[.$C$3]" office:value-type="float" office:value="1.34946007026932" calcext:value-type="float">
            <text:p>1.3494600703</text:p>
          </table:table-cell>
          <table:table-cell table:formula="of:=[.I24]+[.$H$6]*[.$B$1]*[.$D$3]" office:value-type="float" office:value="1.82419010540398" calcext:value-type="float">
            <text:p>1.8241901054</text:p>
          </table:table-cell>
        </table:table-row>
        <table:table-row table:style-name="ro1">
          <table:table-cell/>
          <table:table-cell table:formula="of:=[.B25]+[.B27]*[.$B$1]" office:value-type="float" office:value="0.143064776871832" calcext:value-type="float">
            <text:p>0.1430647769</text:p>
          </table:table-cell>
          <table:table-cell table:formula="of:=[.C25]+[.C27]*[.$B$1]" office:value-type="float" office:value="0.0561295537436642" calcext:value-type="float">
            <text:p>0.0561295537</text:p>
          </table:table-cell>
          <table:table-cell table:formula="of:=[.D25]+[.D27]*[.$B$1]" office:value-type="float" office:value="-0.0308056693845037" calcext:value-type="float">
            <text:p>-0.0308056694</text:p>
          </table:table-cell>
          <table:table-cell table:number-columns-repeated="2"/>
          <table:table-cell table:formula="of:=[.G25]+[.G27]*[.$B$1]" office:value-type="float" office:value="0.0000381155512297131" calcext:value-type="float">
            <text:p>3.81155512297131E-005</text:p>
          </table:table-cell>
          <table:table-cell table:formula="of:=[.H25]+[.H27]*[.$B$1]" office:value-type="float" office:value="0.0000622311024594261" calcext:value-type="float">
            <text:p>6.22311024594261E-005</text:p>
          </table:table-cell>
          <table:table-cell table:formula="of:=[.I25]+[.I27]*[.$B$1]" office:value-type="float" office:value="0.0000863466536891391" calcext:value-type="float">
            <text:p>8.63466536891391E-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7]-[.$C$6]*[.$B$1]*[.$B$3]" office:value-type="float" office:value="1768.82589572774" calcext:value-type="float">
            <text:p>1768.8258957277</text:p>
          </table:table-cell>
          <table:table-cell table:formula="of:=[.C27]-[.$C$6]*[.$B$1]*[.C$3]" office:value-type="float" office:value="-462.348208544527" calcext:value-type="float">
            <text:p>-462.3482085445</text:p>
          </table:table-cell>
          <table:table-cell table:formula="of:=[.D27]-[.$C$6]*[.$B$1]*[.D$3]" office:value-type="float" office:value="-2693.52231281679" calcext:value-type="float">
            <text:p>-2693.5223128168</text:p>
          </table:table-cell>
          <table:table-cell table:number-columns-repeated="2"/>
          <table:table-cell table:formula="of:=[.G27]+[.$H$6]*[.$B$1]*[.$B$3]" office:value-type="float" office:value="0.970518374323768" calcext:value-type="float">
            <text:p>0.9705183743</text:p>
          </table:table-cell>
          <table:table-cell table:formula="of:=[.H27]+[.$H$6]*[.$B$1]*[.$C$3]" office:value-type="float" office:value="1.54103674864754" calcext:value-type="float">
            <text:p>1.5410367486</text:p>
          </table:table-cell>
          <table:table-cell table:formula="of:=[.I27]+[.$H$6]*[.$B$1]*[.$D$3]" office:value-type="float" office:value="2.1115551229713" calcext:value-type="float">
            <text:p>2.111555123</text:p>
          </table:table-cell>
        </table:table-row>
        <table:table-row table:style-name="ro1">
          <table:table-cell/>
          <table:table-cell table:formula="of:=[.B28]+[.B30]*[.$B$1]" office:value-type="float" office:value="0.16075303582911" calcext:value-type="float">
            <text:p>0.1607530358</text:p>
          </table:table-cell>
          <table:table-cell table:formula="of:=[.C28]+[.C30]*[.$B$1]" office:value-type="float" office:value="0.0515060716582189" calcext:value-type="float">
            <text:p>0.0515060717</text:p>
          </table:table-cell>
          <table:table-cell table:formula="of:=[.D28]+[.D30]*[.$B$1]" office:value-type="float" office:value="-0.0577408925126717" calcext:value-type="float">
            <text:p>-0.0577408925</text:p>
          </table:table-cell>
          <table:table-cell table:number-columns-repeated="2"/>
          <table:table-cell table:formula="of:=[.G28]+[.G30]*[.$B$1]" office:value-type="float" office:value="0.0000478207349729507" calcext:value-type="float">
            <text:p>4.78207349729507E-005</text:p>
          </table:table-cell>
          <table:table-cell table:formula="of:=[.H28]+[.H30]*[.$B$1]" office:value-type="float" office:value="0.0000776414699459015" calcext:value-type="float">
            <text:p>7.76414699459015E-005</text:p>
          </table:table-cell>
          <table:table-cell table:formula="of:=[.I28]+[.I30]*[.$B$1]" office:value-type="float" office:value="0.000107462204918852" calcext:value-type="float">
            <text:p>0.000107462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0]-[.$C$6]*[.$B$1]*[.$B$3]" office:value-type="float" office:value="1592.9438808317" calcext:value-type="float">
            <text:p>1592.9438808317</text:p>
          </table:table-cell>
          <table:table-cell table:formula="of:=[.C30]-[.$C$6]*[.$B$1]*[.C$3]" office:value-type="float" office:value="-814.112238336603" calcext:value-type="float">
            <text:p>-814.1122383366</text:p>
          </table:table-cell>
          <table:table-cell table:formula="of:=[.D30]-[.$C$6]*[.$B$1]*[.D$3]" office:value-type="float" office:value="-3221.1683575049" calcext:value-type="float">
            <text:p>-3221.1683575049</text:p>
          </table:table-cell>
          <table:table-cell table:number-columns-repeated="2"/>
          <table:table-cell table:formula="of:=[.G30]+[.$H$6]*[.$B$1]*[.$B$3]" office:value-type="float" office:value="1.06630671351288" calcext:value-type="float">
            <text:p>1.0663067135</text:p>
          </table:table-cell>
          <table:table-cell table:formula="of:=[.H30]+[.$H$6]*[.$B$1]*[.$C$3]" office:value-type="float" office:value="1.73261342702576" calcext:value-type="float">
            <text:p>1.732613427</text:p>
          </table:table-cell>
          <table:table-cell table:formula="of:=[.I30]+[.$H$6]*[.$B$1]*[.$D$3]" office:value-type="float" office:value="2.39892014053863" calcext:value-type="float">
            <text:p>2.3989201405</text:p>
          </table:table-cell>
        </table:table-row>
        <table:table-row table:style-name="ro1">
          <table:table-cell/>
          <table:table-cell table:formula="of:=[.B31]+[.B33]*[.$B$1]" office:value-type="float" office:value="0.176682474637426" calcext:value-type="float">
            <text:p>0.1766824746</text:p>
          </table:table-cell>
          <table:table-cell table:formula="of:=[.C31]+[.C33]*[.$B$1]" office:value-type="float" office:value="0.0433649492748529" calcext:value-type="float">
            <text:p>0.0433649493</text:p>
          </table:table-cell>
          <table:table-cell table:formula="of:=[.D31]+[.D33]*[.$B$1]" office:value-type="float" office:value="-0.0899525760877207" calcext:value-type="float">
            <text:p>-0.0899525761</text:p>
          </table:table-cell>
          <table:table-cell table:number-columns-repeated="2"/>
          <table:table-cell table:formula="of:=[.G31]+[.G33]*[.$B$1]" office:value-type="float" office:value="0.0000584838021080795" calcext:value-type="float">
            <text:p>5.84838021080795E-005</text:p>
          </table:table-cell>
          <table:table-cell table:formula="of:=[.H31]+[.H33]*[.$B$1]" office:value-type="float" office:value="0.000094967604216159" calcext:value-type="float">
            <text:p>9.4967604216159E-005</text:p>
          </table:table-cell>
          <table:table-cell table:formula="of:=[.I31]+[.I33]*[.$B$1]" office:value-type="float" office:value="0.000131451406324239" calcext:value-type="float">
            <text:p>0.00013145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3]-[.$C$6]*[.$B$1]*[.$B$3]" office:value-type="float" office:value="1417.06186593566" calcext:value-type="float">
            <text:p>1417.0618659357</text:p>
          </table:table-cell>
          <table:table-cell table:formula="of:=[.C33]-[.$C$6]*[.$B$1]*[.C$3]" office:value-type="float" office:value="-1165.87626812868" calcext:value-type="float">
            <text:p>-1165.8762681287</text:p>
          </table:table-cell>
          <table:table-cell table:formula="of:=[.D33]-[.$C$6]*[.$B$1]*[.D$3]" office:value-type="float" office:value="-3748.81440219302" calcext:value-type="float">
            <text:p>-3748.814402193</text:p>
          </table:table-cell>
          <table:table-cell table:number-columns-repeated="2"/>
          <table:table-cell table:formula="of:=[.G33]+[.$H$6]*[.$B$1]*[.$B$3]" office:value-type="float" office:value="1.16209505270199" calcext:value-type="float">
            <text:p>1.1620950527</text:p>
          </table:table-cell>
          <table:table-cell table:formula="of:=[.H33]+[.$H$6]*[.$B$1]*[.$C$3]" office:value-type="float" office:value="1.92419010540398" calcext:value-type="float">
            <text:p>1.9241901054</text:p>
          </table:table-cell>
          <table:table-cell table:formula="of:=[.I33]+[.$H$6]*[.$B$1]*[.$D$3]" office:value-type="float" office:value="2.68628515810596" calcext:value-type="float">
            <text:p>2.6862851581</text:p>
          </table:table-cell>
        </table:table-row>
        <table:table-row table:style-name="ro1">
          <table:table-cell/>
          <table:table-cell table:formula="of:=[.B34]+[.B36]*[.$B$1]" office:value-type="float" office:value="0.190853093296783" calcext:value-type="float">
            <text:p>0.1908530933</text:p>
          </table:table-cell>
          <table:table-cell table:formula="of:=[.C34]+[.C36]*[.$B$1]" office:value-type="float" office:value="0.0317061865935661" calcext:value-type="float">
            <text:p>0.0317061866</text:p>
          </table:table-cell>
          <table:table-cell table:formula="of:=[.D34]+[.D36]*[.$B$1]" office:value-type="float" office:value="-0.127440720109651" calcext:value-type="float">
            <text:p>-0.1274407201</text:p>
          </table:table-cell>
          <table:table-cell table:number-columns-repeated="2"/>
          <table:table-cell table:formula="of:=[.G34]+[.G36]*[.$B$1]" office:value-type="float" office:value="0.0000701047526350994" calcext:value-type="float">
            <text:p>7.01047526350994E-005</text:p>
          </table:table-cell>
          <table:table-cell table:formula="of:=[.H34]+[.H36]*[.$B$1]" office:value-type="float" office:value="0.000114209505270199" calcext:value-type="float">
            <text:p>0.0001142095</text:p>
          </table:table-cell>
          <table:table-cell table:formula="of:=[.I34]+[.I36]*[.$B$1]" office:value-type="float" office:value="0.000158314257905298" calcext:value-type="float">
            <text:p>0.00015831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6]-[.$C$6]*[.$B$1]*[.$B$3]" office:value-type="float" office:value="1241.17985103962" calcext:value-type="float">
            <text:p>1241.1798510396</text:p>
          </table:table-cell>
          <table:table-cell table:formula="of:=[.C36]-[.$C$6]*[.$B$1]*[.C$3]" office:value-type="float" office:value="-1517.64029792075" calcext:value-type="float">
            <text:p>-1517.6402979208</text:p>
          </table:table-cell>
          <table:table-cell table:formula="of:=[.D36]-[.$C$6]*[.$B$1]*[.D$3]" office:value-type="float" office:value="-4276.46044688113" calcext:value-type="float">
            <text:p>-4276.4604468811</text:p>
          </table:table-cell>
          <table:table-cell table:number-columns-repeated="2"/>
          <table:table-cell table:formula="of:=[.G36]+[.$H$6]*[.$B$1]*[.$B$3]" office:value-type="float" office:value="1.2578833918911" calcext:value-type="float">
            <text:p>1.2578833919</text:p>
          </table:table-cell>
          <table:table-cell table:formula="of:=[.H36]+[.$H$6]*[.$B$1]*[.$C$3]" office:value-type="float" office:value="2.11576678378219" calcext:value-type="float">
            <text:p>2.1157667838</text:p>
          </table:table-cell>
          <table:table-cell table:formula="of:=[.I36]+[.$H$6]*[.$B$1]*[.$D$3]" office:value-type="float" office:value="2.97365017567329" calcext:value-type="float">
            <text:p>2.9736501757</text:p>
          </table:table-cell>
        </table:table-row>
        <table:table-row table:style-name="ro1">
          <table:table-cell/>
          <table:table-cell table:formula="of:=[.B37]+[.B39]*[.$B$1]" office:value-type="float" office:value="0.203264891807179" calcext:value-type="float">
            <text:p>0.2032648918</text:p>
          </table:table-cell>
          <table:table-cell table:formula="of:=[.C37]+[.C39]*[.$B$1]" office:value-type="float" office:value="0.0165297836143586" calcext:value-type="float">
            <text:p>0.0165297836</text:p>
          </table:table-cell>
          <table:table-cell table:formula="of:=[.D37]+[.D39]*[.$B$1]" office:value-type="float" office:value="-0.170205324578462" calcext:value-type="float">
            <text:p>-0.1702053246</text:p>
          </table:table-cell>
          <table:table-cell table:number-columns-repeated="2"/>
          <table:table-cell table:formula="of:=[.G37]+[.G39]*[.$B$1]" office:value-type="float" office:value="0.0000826835865540104" calcext:value-type="float">
            <text:p>8.26835865540104E-005</text:p>
          </table:table-cell>
          <table:table-cell table:formula="of:=[.H37]+[.H39]*[.$B$1]" office:value-type="float" office:value="0.000135367173108021" calcext:value-type="float">
            <text:p>0.0001353672</text:p>
          </table:table-cell>
          <table:table-cell table:formula="of:=[.I37]+[.I39]*[.$B$1]" office:value-type="float" office:value="0.000188050759662031" calcext:value-type="float">
            <text:p>0.0001880508</text:p>
          </table:table-cell>
        </table:table-row>
      </table:table>
      <table:table table:name="cons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Char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e</text:p>
          </table:table-cell>
          <table:table-cell table:style-name="ce9" table:formula="of:=1.602176487E-019" office:value-type="float" office:value="1.602176487E-019" calcext:value-type="float">
            <text:p>1.602176487E-019</text:p>
          </table:table-cell>
          <table:table-cell office:value-type="string" calcext:value-type="string">
            <text:p>Coulom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Ma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e</text:p>
          </table:table-cell>
          <table:table-cell table:style-name="ce9" table:formula="of:=9.10938215E-031" office:value-type="float" office:value="9.10938215E-031" calcext:value-type="float">
            <text:p>9.10938215E-03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m_p</text:p>
          </table:table-cell>
          <table:table-cell table:style-name="ce6" office:value-type="float" office:value="1.672621637E-027" calcext:value-type="float">
            <text:p>1.67E-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U</text:p>
          </table:table-cell>
          <table:table-cell table:style-name="ce10" office:value-type="float" office:value="1.660538782E-027" calcext:value-type="float">
            <text:p>1.66E-027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m_p/AMU</text:p>
          </table:table-cell>
          <table:table-cell table:formula="of:=m_p/AMU" office:value-type="float" office:value="1.0072764666089" calcext:value-type="float">
            <text:p>1.0072764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e/AMU</text:p>
          </table:table-cell>
          <table:table-cell table:formula="of:=[.C8]/[.C6]" office:value-type="float" office:value="1822.88848426454" calcext:value-type="float">
            <text:p>1822.88848426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e/m_p</text:p>
          </table:table-cell>
          <table:table-cell table:formula="of:=[.C7]/[.C6]" office:value-type="float" office:value="1836.15267145204" calcext:value-type="float">
            <text:p>1836.15267145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style-name="ce10" office:value-type="float" office:value="11604.505" calcext:value-type="float">
            <text:p>1.16E+004</text:p>
          </table:table-cell>
          <table:table-cell office:value-type="string" calcext:value-type="string">
            <text:p>K</text:p>
          </table:table-cell>
        </table:table-row>
      </table:table>
      <table:named-expressions>
        <table:named-range table:name="AMU" table:base-cell-address="$consts.$B$6" table:cell-range-address="$consts.$C$8"/>
        <table:named-range table:name="eV" table:base-cell-address="$consts.$B$8" table:cell-range-address="$consts.$C$14"/>
        <table:named-range table:name="m_e" table:base-cell-address="$consts.$B$4" table:cell-range-address="$consts.$C$6"/>
        <table:named-range table:name="m_p" table:base-cell-address="$consts.$B$5" table:cell-range-address="$consts.$C$7"/>
        <table:named-range table:name="q_e" table:base-cell-address="$consts.$B$3" table:cell-range-address="$const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7:01:08.597129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6-01-17T07:34:07.330043896</meta:creation-date>
    <dc:date>2016-02-07T22:46:36.075593152</dc:date>
    <dc:creator>Thomas Hughes</dc:creator>
    <meta:editing-duration>P3DT12M31S</meta:editing-duration>
    <meta:editing-cycles>11</meta:editing-cycles>
    <meta:generator>LibreOffice/4.2.8.2$Linux_X86_64 LibreOffice_project/420$Build-2</meta:generator>
    <meta:document-statistic meta:table-count="2" meta:cell-count="193" meta:object-count="0"/>
    <meta:user-defined meta:name=""/>
  </office:meta>
</office:document-meta>
</file>